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influx=0.05" table:style-name="ta1">
        <table:shapes>
          <draw:frame draw:z-index="0" draw:style-name="gr1" draw:text-style-name="P1" svg:width="643.89pt" svg:height="356.43pt" svg:x="477.35pt" svg:y="297.35pt">
            <draw:object draw:notify-on-update-of-ranges="'rainflux=0.05'.B1:'rainflux=0.05'.B1 'rainflux=0.05'.B2:'rainflux=0.05'.B20 'rainflux=0.05'.C1:'rainflux=0.05'.C1 'rainflux=0.05'.C2:'rainflux=0.05'.C20 'rainflux=0.05'.D1:'rainflux=0.05'.D1 'rainflux=0.05'.D2:'rainflux=0.05'.D20 'rainflux=0.05'.E1:'rainflux=0.05'.E1 'rainflux=0.05'.E2:'rainflux=0.05'.E20 'rainflux=0.05'.F1:'rainflux=0.05'.F1 'rainflux=0.05'.F2:'rainflux=0.05'.F20 'rainflux=0.05'.G1:'rainflux=0.05'.G1 'rainflux=0.05'.G2:'rainflux=0.05'.G20 'rainflux=0.05'.H1:'rainflux=0.05'.H1 'rainflux=0.05'.H2:'rainflux=0.05'.H20 'rainflux=0.05'.I1:'rainflux=0.05'.I1 'rainflux=0.05'.I2:'rainflux=0.05'.I20 'rainflux=0.05'.J1:'rainflux=0.05'.J1 'rainflux=0.05'.J2:'rainflux=0.05'.J20 'rainflux=0.05'.K1:'rainflux=0.05'.K1 'rainflux=0.05'.K2:'rainflux=0.05'.K20 'rainflux=0.05'.L1:'rainflux=0.05'.L1 'rainflux=0.05'.L2:'rainflux=0.05'.L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erm = 0.0001</text:p>
          </table:table-cell>
          <table:table-cell office:value-type="string" calcext:value-type="string">
            <text:p>Perm = 0.001</text:p>
          </table:table-cell>
          <table:table-cell office:value-type="string" calcext:value-type="string">
            <text:p>Perm = 0.005</text:p>
          </table:table-cell>
          <table:table-cell office:value-type="string" calcext:value-type="string">
            <text:p>Perm = 0.008</text:p>
          </table:table-cell>
          <table:table-cell office:value-type="string" calcext:value-type="string">
            <text:p>Perm = 0.01</text:p>
          </table:table-cell>
          <table:table-cell office:value-type="string" calcext:value-type="string">
            <text:p>Perm = 0.02</text:p>
          </table:table-cell>
          <table:table-cell office:value-type="string" calcext:value-type="string">
            <text:p>Perm = 0.05</text:p>
          </table:table-cell>
          <table:table-cell office:value-type="string" calcext:value-type="string">
            <text:p>Perm = 0.06</text:p>
          </table:table-cell>
          <table:table-cell office:value-type="string" calcext:value-type="string">
            <text:p>Perm = 0.1</text:p>
          </table:table-cell>
          <table:table-cell office:value-type="string" calcext:value-type="string">
            <text:p>Perm = 0.5</text:p>
          </table:table-cell>
          <table:table-cell office:value-type="string" calcext:value-type="string">
            <text:p>Perm =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.103715568413" calcext:value-type="float">
            <text:p>103.103715568413</text:p>
          </table:table-cell>
          <table:table-cell office:value-type="float" office:value="97.027805135564" calcext:value-type="float">
            <text:p>97.027805135564</text:p>
          </table:table-cell>
          <table:table-cell office:value-type="float" office:value="80.4233230720936" calcext:value-type="float">
            <text:p>80.4233230720936</text:p>
          </table:table-cell>
          <table:table-cell office:value-type="float" office:value="69.9005710310223" calcext:value-type="float">
            <text:p>69.9005710310223</text:p>
          </table:table-cell>
          <table:table-cell office:value-type="float" office:value="63.255164791784" calcext:value-type="float">
            <text:p>63.255164791784</text:p>
          </table:table-cell>
          <table:table-cell office:value-type="float" office:value="33.8001520404271" calcext:value-type="float">
            <text:p>33.8001520404271</text:p>
          </table:table-cell>
          <table:table-cell office:value-type="float" office:value="19.1015632976042" calcext:value-type="float">
            <text:p>19.1015632976042</text:p>
          </table:table-cell>
          <table:table-cell office:value-type="float" office:value="18.7413395758102" calcext:value-type="float">
            <text:p>18.74133957581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9.064575951541" calcext:value-type="float">
            <text:p>349.064575951541</text:p>
          </table:table-cell>
          <table:table-cell office:value-type="float" office:value="332.816923803271" calcext:value-type="float">
            <text:p>332.816923803271</text:p>
          </table:table-cell>
          <table:table-cell office:value-type="float" office:value="285.645315273942" calcext:value-type="float">
            <text:p>285.645315273942</text:p>
          </table:table-cell>
          <table:table-cell office:value-type="float" office:value="253.941324431543" calcext:value-type="float">
            <text:p>253.941324431543</text:p>
          </table:table-cell>
          <table:table-cell office:value-type="float" office:value="233.392785993874" calcext:value-type="float">
            <text:p>233.392785993874</text:p>
          </table:table-cell>
          <table:table-cell office:value-type="float" office:value="204.252651821547" calcext:value-type="float">
            <text:p>204.252651821547</text:p>
          </table:table-cell>
          <table:table-cell office:value-type="float" office:value="201.292859368242" calcext:value-type="float">
            <text:p>201.292859368242</text:p>
          </table:table-cell>
          <table:table-cell office:value-type="float" office:value="201.221765124833" calcext:value-type="float">
            <text:p>201.2217651248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6.681299951336" calcext:value-type="float">
            <text:p>306.681299951336</text:p>
          </table:table-cell>
          <table:table-cell office:value-type="float" office:value="286.72987634541" calcext:value-type="float">
            <text:p>286.72987634541</text:p>
          </table:table-cell>
          <table:table-cell office:value-type="float" office:value="227.019718154322" calcext:value-type="float">
            <text:p>227.019718154322</text:p>
          </table:table-cell>
          <table:table-cell office:value-type="float" office:value="186.49243560534" calcext:value-type="float">
            <text:p>186.49243560534</text:p>
          </table:table-cell>
          <table:table-cell office:value-type="float" office:value="182.796373681067" calcext:value-type="float">
            <text:p>182.796373681067</text:p>
          </table:table-cell>
          <table:table-cell office:value-type="float" office:value="181.252870979225" calcext:value-type="float">
            <text:p>181.252870979225</text:p>
          </table:table-cell>
          <table:table-cell office:value-type="float" office:value="182.323390218669" calcext:value-type="float">
            <text:p>182.323390218669</text:p>
          </table:table-cell>
          <table:table-cell office:value-type="float" office:value="182.355794543885" calcext:value-type="float">
            <text:p>182.3557945438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0.401163963031" calcext:value-type="float">
            <text:p>270.401163963031</text:p>
          </table:table-cell>
          <table:table-cell office:value-type="float" office:value="247.778285561352" calcext:value-type="float">
            <text:p>247.778285561352</text:p>
          </table:table-cell>
          <table:table-cell office:value-type="float" office:value="178.193266325976" calcext:value-type="float">
            <text:p>178.193266325976</text:p>
          </table:table-cell>
          <table:table-cell office:value-type="float" office:value="158.512198963641" calcext:value-type="float">
            <text:p>158.512198963641</text:p>
          </table:table-cell>
          <table:table-cell office:value-type="float" office:value="159.270524191307" calcext:value-type="float">
            <text:p>159.270524191307</text:p>
          </table:table-cell>
          <table:table-cell office:value-type="float" office:value="163.067627328494" calcext:value-type="float">
            <text:p>163.067627328494</text:p>
          </table:table-cell>
          <table:table-cell office:value-type="float" office:value="164.56319224985" calcext:value-type="float">
            <text:p>164.56319224985</text:p>
          </table:table-cell>
          <table:table-cell office:value-type="float" office:value="164.600934792968" calcext:value-type="float">
            <text:p>164.6009347929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1.421131138355" calcext:value-type="float">
            <text:p>241.421131138355</text:p>
          </table:table-cell>
          <table:table-cell office:value-type="float" office:value="216.601669332618" calcext:value-type="float">
            <text:p>216.601669332618</text:p>
          </table:table-cell>
          <table:table-cell office:value-type="float" office:value="142.536083585869" calcext:value-type="float">
            <text:p>142.536083585869</text:p>
          </table:table-cell>
          <table:table-cell office:value-type="float" office:value="141.409356155041" calcext:value-type="float">
            <text:p>141.409356155041</text:p>
          </table:table-cell>
          <table:table-cell office:value-type="float" office:value="143.315254270194" calcext:value-type="float">
            <text:p>143.315254270194</text:p>
          </table:table-cell>
          <table:table-cell office:value-type="float" office:value="147.805154000693" calcext:value-type="float">
            <text:p>147.805154000693</text:p>
          </table:table-cell>
          <table:table-cell office:value-type="float" office:value="149.150525326272" calcext:value-type="float">
            <text:p>149.150525326272</text:p>
          </table:table-cell>
          <table:table-cell office:value-type="float" office:value="149.183282975858" calcext:value-type="float">
            <text:p>149.1832829758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8.966297661008" calcext:value-type="float">
            <text:p>218.966297661008</text:p>
          </table:table-cell>
          <table:table-cell office:value-type="float" office:value="192.144683614251" calcext:value-type="float">
            <text:p>192.144683614251</text:p>
          </table:table-cell>
          <table:table-cell office:value-type="float" office:value="124.94702274273" calcext:value-type="float">
            <text:p>124.94702274273</text:p>
          </table:table-cell>
          <table:table-cell office:value-type="float" office:value="129.154622025083" calcext:value-type="float">
            <text:p>129.154622025083</text:p>
          </table:table-cell>
          <table:table-cell office:value-type="float" office:value="131.16826814392" calcext:value-type="float">
            <text:p>131.16826814392</text:p>
          </table:table-cell>
          <table:table-cell office:value-type="float" office:value="135.214417415463" calcext:value-type="float">
            <text:p>135.214417415463</text:p>
          </table:table-cell>
          <table:table-cell office:value-type="float" office:value="136.332988785564" calcext:value-type="float">
            <text:p>136.332988785564</text:p>
          </table:table-cell>
          <table:table-cell office:value-type="float" office:value="136.360036156797" calcext:value-type="float">
            <text:p>136.36003615679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.808544688192" calcext:value-type="float">
            <text:p>201.808544688192</text:p>
          </table:table-cell>
          <table:table-cell office:value-type="float" office:value="173.039040586392" calcext:value-type="float">
            <text:p>173.039040586392</text:p>
          </table:table-cell>
          <table:table-cell office:value-type="float" office:value="114.283188302404" calcext:value-type="float">
            <text:p>114.283188302404</text:p>
          </table:table-cell>
          <table:table-cell office:value-type="float" office:value="119.824530535594" calcext:value-type="float">
            <text:p>119.824530535594</text:p>
          </table:table-cell>
          <table:table-cell office:value-type="float" office:value="121.622860808412" calcext:value-type="float">
            <text:p>121.622860808412</text:p>
          </table:table-cell>
          <table:table-cell office:value-type="float" office:value="125.00730149268" calcext:value-type="float">
            <text:p>125.00730149268</text:p>
          </table:table-cell>
          <table:table-cell office:value-type="float" office:value="125.914006703556" calcext:value-type="float">
            <text:p>125.914006703556</text:p>
          </table:table-cell>
          <table:table-cell office:value-type="float" office:value="125.935922848169" calcext:value-type="float">
            <text:p>125.93592284816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.775919598129" calcext:value-type="float">
            <text:p>188.775919598129</text:p>
          </table:table-cell>
          <table:table-cell office:value-type="float" office:value="158.044622853729" calcext:value-type="float">
            <text:p>158.044622853729</text:p>
          </table:table-cell>
          <table:table-cell office:value-type="float" office:value="107.12800114722" calcext:value-type="float">
            <text:p>107.12800114722</text:p>
          </table:table-cell>
          <table:table-cell office:value-type="float" office:value="112.561457123525" calcext:value-type="float">
            <text:p>112.561457123525</text:p>
          </table:table-cell>
          <table:table-cell office:value-type="float" office:value="114.072535139975" calcext:value-type="float">
            <text:p>114.072535139975</text:p>
          </table:table-cell>
          <table:table-cell office:value-type="float" office:value="116.825668034503" calcext:value-type="float">
            <text:p>116.825668034503</text:p>
          </table:table-cell>
          <table:table-cell office:value-type="float" office:value="117.552182639359" calcext:value-type="float">
            <text:p>117.552182639359</text:p>
          </table:table-cell>
          <table:table-cell office:value-type="float" office:value="117.569767442367" calcext:value-type="float">
            <text:p>117.5697674423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8.889449472422" calcext:value-type="float">
            <text:p>178.889449472422</text:p>
          </table:table-cell>
          <table:table-cell office:value-type="float" office:value="146.154768213849" calcext:value-type="float">
            <text:p>146.154768213849</text:p>
          </table:table-cell>
          <table:table-cell office:value-type="float" office:value="102.043575967087" calcext:value-type="float">
            <text:p>102.043575967087</text:p>
          </table:table-cell>
          <table:table-cell office:value-type="float" office:value="106.86568876346" calcext:value-type="float">
            <text:p>106.86568876346</text:p>
          </table:table-cell>
          <table:table-cell office:value-type="float" office:value="108.101758113896" calcext:value-type="float">
            <text:p>108.101758113896</text:p>
          </table:table-cell>
          <table:table-cell office:value-type="float" office:value="110.313212327167" calcext:value-type="float">
            <text:p>110.313212327167</text:p>
          </table:table-cell>
          <table:table-cell office:value-type="float" office:value="110.891595117605" calcext:value-type="float">
            <text:p>110.891595117605</text:p>
          </table:table-cell>
          <table:table-cell office:value-type="float" office:value="110.905625681893" calcext:value-type="float">
            <text:p>110.90562568189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371774113964" calcext:value-type="float">
            <text:p>171.371774113964</text:p>
          </table:table-cell>
          <table:table-cell office:value-type="float" office:value="136.590385823198" calcext:value-type="float">
            <text:p>136.590385823198</text:p>
          </table:table-cell>
          <table:table-cell office:value-type="float" office:value="98.3025772876438" calcext:value-type="float">
            <text:p>98.3025772876438</text:p>
          </table:table-cell>
          <table:table-cell office:value-type="float" office:value="102.38994247494" calcext:value-type="float">
            <text:p>102.38994247494</text:p>
          </table:table-cell>
          <table:table-cell office:value-type="float" office:value="103.387557917696" calcext:value-type="float">
            <text:p>103.387557917696</text:p>
          </table:table-cell>
          <table:table-cell office:value-type="float" office:value="105.151997183393" calcext:value-type="float">
            <text:p>105.151997183393</text:p>
          </table:table-cell>
          <table:table-cell office:value-type="float" office:value="105.610624417388" calcext:value-type="float">
            <text:p>105.610624417388</text:p>
          </table:table-cell>
          <table:table-cell office:value-type="float" office:value="105.621783236799" calcext:value-type="float">
            <text:p>105.62178323679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618171463386" calcext:value-type="float">
            <text:p>165.618171463386</text:p>
          </table:table-cell>
          <table:table-cell office:value-type="float" office:value="128.761426488617" calcext:value-type="float">
            <text:p>128.761426488617</text:p>
          </table:table-cell>
          <table:table-cell office:value-type="float" office:value="95.4902413700547" calcext:value-type="float">
            <text:p>95.4902413700547</text:p>
          </table:table-cell>
          <table:table-cell office:value-type="float" office:value="98.8711733186068" calcext:value-type="float">
            <text:p>98.8711733186068</text:p>
          </table:table-cell>
          <table:table-cell office:value-type="float" office:value="99.670399839147" calcext:value-type="float">
            <text:p>99.670399839147</text:p>
          </table:table-cell>
          <table:table-cell office:value-type="float" office:value="101.072684965343" calcext:value-type="float">
            <text:p>101.072684965343</text:p>
          </table:table-cell>
          <table:table-cell office:value-type="float" office:value="101.435480947503" calcext:value-type="float">
            <text:p>101.435480947503</text:p>
          </table:table-cell>
          <table:table-cell office:value-type="float" office:value="101.444341874088" calcext:value-type="float">
            <text:p>101.44434187408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1.161815219408" calcext:value-type="float">
            <text:p>161.161815219408</text:p>
          </table:table-cell>
          <table:table-cell office:value-type="float" office:value="122.223821320972" calcext:value-type="float">
            <text:p>122.223821320972</text:p>
          </table:table-cell>
          <table:table-cell office:value-type="float" office:value="93.3453894172743" calcext:value-type="float">
            <text:p>93.3453894172743</text:p>
          </table:table-cell>
          <table:table-cell office:value-type="float" office:value="96.1029311027046" calcext:value-type="float">
            <text:p>96.1029311027046</text:p>
          </table:table-cell>
          <table:table-cell office:value-type="float" office:value="96.7405993055329" calcext:value-type="float">
            <text:p>96.7405993055329</text:p>
          </table:table-cell>
          <table:table-cell office:value-type="float" office:value="97.8528067908541" calcext:value-type="float">
            <text:p>97.8528067908541</text:p>
          </table:table-cell>
          <table:table-cell office:value-type="float" office:value="98.1395105960235" calcext:value-type="float">
            <text:p>98.1395105960235</text:p>
          </table:table-cell>
          <table:table-cell office:value-type="float" office:value="98.1465462585151" calcext:value-type="float">
            <text:p>98.146546258515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.643172301646" calcext:value-type="float">
            <text:p>157.643172301646</text:p>
          </table:table-cell>
          <table:table-cell office:value-type="float" office:value="116.642827356728" calcext:value-type="float">
            <text:p>116.642827356728</text:p>
          </table:table-cell>
          <table:table-cell office:value-type="float" office:value="91.6899733344897" calcext:value-type="float">
            <text:p>91.6899733344897</text:p>
          </table:table-cell>
          <table:table-cell office:value-type="float" office:value="93.9208152512403" calcext:value-type="float">
            <text:p>93.9208152512403</text:p>
          </table:table-cell>
          <table:table-cell office:value-type="float" office:value="94.4287646087559" calcext:value-type="float">
            <text:p>94.4287646087559</text:p>
          </table:table-cell>
          <table:table-cell office:value-type="float" office:value="95.3107944055829" calcext:value-type="float">
            <text:p>95.3107944055829</text:p>
          </table:table-cell>
          <table:table-cell office:value-type="float" office:value="95.5375310563194" calcext:value-type="float">
            <text:p>95.5375310563194</text:p>
          </table:table-cell>
          <table:table-cell office:value-type="float" office:value="95.5431269870261" calcext:value-type="float">
            <text:p>95.543126987026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.78558794973" calcext:value-type="float">
            <text:p>154.78558794973</text:p>
          </table:table-cell>
          <table:table-cell office:value-type="float" office:value="111.765186970527" calcext:value-type="float">
            <text:p>111.765186970527</text:p>
          </table:table-cell>
          <table:table-cell office:value-type="float" office:value="90.3953881450025" calcext:value-type="float">
            <text:p>90.3953881450025</text:p>
          </table:table-cell>
          <table:table-cell office:value-type="float" office:value="92.1930103672932" calcext:value-type="float">
            <text:p>92.1930103672932</text:p>
          </table:table-cell>
          <table:table-cell office:value-type="float" office:value="92.5980547360026" calcext:value-type="float">
            <text:p>92.5980547360026</text:p>
          </table:table-cell>
          <table:table-cell office:value-type="float" office:value="93.2992098902075" calcext:value-type="float">
            <text:p>93.2992098902075</text:p>
          </table:table-cell>
          <table:table-cell office:value-type="float" office:value="93.4790972151602" calcext:value-type="float">
            <text:p>93.4790972151602</text:p>
          </table:table-cell>
          <table:table-cell office:value-type="float" office:value="93.4835666629029" calcext:value-type="float">
            <text:p>93.483566662902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.376549264121" calcext:value-type="float">
            <text:p>152.376549264121</text:p>
          </table:table-cell>
          <table:table-cell office:value-type="float" office:value="107.399079713353" calcext:value-type="float">
            <text:p>107.399079713353</text:p>
          </table:table-cell>
          <table:table-cell office:value-type="float" office:value="89.3650325397433" calcext:value-type="float">
            <text:p>89.3650325397433</text:p>
          </table:table-cell>
          <table:table-cell office:value-type="float" office:value="90.8133974759846" calcext:value-type="float">
            <text:p>90.8133974759846</text:p>
          </table:table-cell>
          <table:table-cell office:value-type="float" office:value="91.1378355859909" calcext:value-type="float">
            <text:p>91.1378355859909</text:p>
          </table:table-cell>
          <table:table-cell office:value-type="float" office:value="91.6985142898621" calcext:value-type="float">
            <text:p>91.6985142898621</text:p>
          </table:table-cell>
          <table:table-cell office:value-type="float" office:value="91.8422094444972" calcext:value-type="float">
            <text:p>91.8422094444972</text:p>
          </table:table-cell>
          <table:table-cell office:value-type="float" office:value="91.8458066470041" calcext:value-type="float">
            <text:p>91.845806647004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.253493842569" calcext:value-type="float">
            <text:p>150.253493842569</text:p>
          </table:table-cell>
          <table:table-cell office:value-type="float" office:value="103.399580074136" calcext:value-type="float">
            <text:p>103.399580074136</text:p>
          </table:table-cell>
          <table:table-cell office:value-type="float" office:value="88.5244919673138" calcext:value-type="float">
            <text:p>88.5244919673138</text:p>
          </table:table-cell>
          <table:table-cell office:value-type="float" office:value="89.6963118824815" calcext:value-type="float">
            <text:p>89.6963118824815</text:p>
          </table:table-cell>
          <table:table-cell office:value-type="float" office:value="89.958559219134" calcext:value-type="float">
            <text:p>89.958559219134</text:p>
          </table:table-cell>
          <table:table-cell office:value-type="float" office:value="90.4117847103447" calcext:value-type="float">
            <text:p>90.4117847103447</text:p>
          </table:table-cell>
          <table:table-cell office:value-type="float" office:value="90.5279441559608" calcext:value-type="float">
            <text:p>90.5279441559608</text:p>
          </table:table-cell>
          <table:table-cell office:value-type="float" office:value="90.5308754715343" calcext:value-type="float">
            <text:p>90.530875471534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8.293057530654" calcext:value-type="float">
            <text:p>148.293057530654</text:p>
          </table:table-cell>
          <table:table-cell office:value-type="float" office:value="99.6580760824532" calcext:value-type="float">
            <text:p>99.6580760824532</text:p>
          </table:table-cell>
          <table:table-cell office:value-type="float" office:value="87.8155512708521" calcext:value-type="float">
            <text:p>87.8155512708521</text:p>
          </table:table-cell>
          <table:table-cell office:value-type="float" office:value="88.7724913271829" calcext:value-type="float">
            <text:p>88.7724913271829</text:p>
          </table:table-cell>
          <table:table-cell office:value-type="float" office:value="88.9876853669685" calcext:value-type="float">
            <text:p>88.9876853669685</text:p>
          </table:table-cell>
          <table:table-cell office:value-type="float" office:value="89.3604048275475" calcext:value-type="float">
            <text:p>89.3604048275475</text:p>
          </table:table-cell>
          <table:table-cell office:value-type="float" office:value="89.4560592216301" calcext:value-type="float">
            <text:p>89.4560592216301</text:p>
          </table:table-cell>
          <table:table-cell office:value-type="float" office:value="89.4584921744889" calcext:value-type="float">
            <text:p>89.458492174488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b fail</text:p>
          </table:table-cell>
          <table:table-cell office:value-type="string" calcext:value-type="string">
            <text:p>WB fail</text:p>
          </table:table-cell>
          <table:table-cell office:value-type="string" calcext:value-type="string">
            <text:p>Wb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6:29:35.336295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06T17:02:53.371984247</dc:date>
    <meta:editing-duration>PT28M28S</meta:editing-duration>
    <meta:editing-cycles>4</meta:editing-cycles>
    <meta:document-statistic meta:table-count="1" meta:cell-count="1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716cm" svg:height="12.575cm" xlink:href=".." xlink:type="simple" chart:class="chart:line" chart:style-name="ch1">
        <chart:legend chart:legend-position="end" svg:x="19.097cm" svg:y="3.498cm" style:legend-expansion="high" chart:style-name="ch2"/>
        <chart:plot-area chart:style-name="ch3" table:cell-range-address="'rainflux=0.05'.B1:'rainflux=0.05'.L20" chart:data-source-has-labels="row" svg:x="0.454cm" svg:y="0.251cm" svg:width="18.189cm" svg:height="12.073cm">
          <chartooo:coordinate-region svg:x="1.261cm" svg:y="0.45cm" svg:width="17.196cm" svg:height="11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influx=0.05'.B2:'rainflux=0.05'.B20" chart:label-cell-address="'rainflux=0.05'.B1:'rainflux=0.05'.B1" chart:class="chart:line">
            <chart:data-point chart:repeated="19"/>
          </chart:series>
          <chart:series chart:style-name="ch7" chart:values-cell-range-address="'rainflux=0.05'.C2:'rainflux=0.05'.C20" chart:label-cell-address="'rainflux=0.05'.C1:'rainflux=0.05'.C1" chart:class="chart:line">
            <chart:data-point chart:repeated="19"/>
          </chart:series>
          <chart:series chart:style-name="ch8" chart:values-cell-range-address="'rainflux=0.05'.D2:'rainflux=0.05'.D20" chart:label-cell-address="'rainflux=0.05'.D1:'rainflux=0.05'.D1" chart:class="chart:line">
            <chart:data-point chart:repeated="19"/>
          </chart:series>
          <chart:series chart:style-name="ch9" chart:values-cell-range-address="'rainflux=0.05'.E2:'rainflux=0.05'.E20" chart:label-cell-address="'rainflux=0.05'.E1:'rainflux=0.05'.E1" chart:class="chart:line">
            <chart:data-point chart:repeated="19"/>
          </chart:series>
          <chart:series chart:style-name="ch10" chart:values-cell-range-address="'rainflux=0.05'.F2:'rainflux=0.05'.F20" chart:label-cell-address="'rainflux=0.05'.F1:'rainflux=0.05'.F1" chart:class="chart:line">
            <chart:data-point chart:repeated="19"/>
          </chart:series>
          <chart:series chart:style-name="ch11" chart:values-cell-range-address="'rainflux=0.05'.G2:'rainflux=0.05'.G20" chart:label-cell-address="'rainflux=0.05'.G1:'rainflux=0.05'.G1" chart:class="chart:line">
            <chart:data-point chart:repeated="19"/>
          </chart:series>
          <chart:series chart:style-name="ch12" chart:values-cell-range-address="'rainflux=0.05'.H2:'rainflux=0.05'.H20" chart:label-cell-address="'rainflux=0.05'.H1:'rainflux=0.05'.H1" chart:class="chart:line">
            <chart:data-point chart:repeated="19"/>
          </chart:series>
          <chart:series chart:style-name="ch13" chart:values-cell-range-address="'rainflux=0.05'.I2:'rainflux=0.05'.I20" chart:label-cell-address="'rainflux=0.05'.I1:'rainflux=0.05'.I1" chart:class="chart:line">
            <chart:data-point chart:repeated="19"/>
          </chart:series>
          <chart:series chart:style-name="ch14" chart:values-cell-range-address="'rainflux=0.05'.J2:'rainflux=0.05'.J20" chart:label-cell-address="'rainflux=0.05'.J1:'rainflux=0.05'.J1" chart:class="chart:line">
            <chart:data-point chart:repeated="19"/>
          </chart:series>
          <chart:series chart:style-name="ch15" chart:values-cell-range-address="'rainflux=0.05'.K2:'rainflux=0.05'.K20" chart:label-cell-address="'rainflux=0.05'.K1:'rainflux=0.05'.K1" chart:class="chart:line">
            <chart:data-point chart:repeated="19"/>
          </chart:series>
          <chart:series chart:style-name="ch16" chart:values-cell-range-address="'rainflux=0.05'.L2:'rainflux=0.05'.L20" chart:label-cell-address="'rainflux=0.05'.L1:'rainflux=0.05'.L1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m = 0.0001</text:p>
                <draw:g>
                  <svg:desc>'rainflux=0.05'.B1:'rainflux=0.05'.B1</svg:desc>
                </draw:g>
              </table:table-cell>
              <table:table-cell office:value-type="string">
                <text:p>Perm = 0.001</text:p>
                <draw:g>
                  <svg:desc>'rainflux=0.05'.C1:'rainflux=0.05'.C1</svg:desc>
                </draw:g>
              </table:table-cell>
              <table:table-cell office:value-type="string">
                <text:p>Perm = 0.005</text:p>
                <draw:g>
                  <svg:desc>'rainflux=0.05'.D1:'rainflux=0.05'.D1</svg:desc>
                </draw:g>
              </table:table-cell>
              <table:table-cell office:value-type="string">
                <text:p>Perm = 0.008</text:p>
                <draw:g>
                  <svg:desc>'rainflux=0.05'.E1:'rainflux=0.05'.E1</svg:desc>
                </draw:g>
              </table:table-cell>
              <table:table-cell office:value-type="string">
                <text:p>Perm = 0.01</text:p>
                <draw:g>
                  <svg:desc>'rainflux=0.05'.F1:'rainflux=0.05'.F1</svg:desc>
                </draw:g>
              </table:table-cell>
              <table:table-cell office:value-type="string">
                <text:p>Perm = 0.02</text:p>
                <draw:g>
                  <svg:desc>'rainflux=0.05'.G1:'rainflux=0.05'.G1</svg:desc>
                </draw:g>
              </table:table-cell>
              <table:table-cell office:value-type="string">
                <text:p>Perm = 0.05</text:p>
                <draw:g>
                  <svg:desc>'rainflux=0.05'.H1:'rainflux=0.05'.H1</svg:desc>
                </draw:g>
              </table:table-cell>
              <table:table-cell office:value-type="string">
                <text:p>Perm = 0.06</text:p>
                <draw:g>
                  <svg:desc>'rainflux=0.05'.I1:'rainflux=0.05'.I1</svg:desc>
                </draw:g>
              </table:table-cell>
              <table:table-cell office:value-type="string">
                <text:p>Perm = 0.1</text:p>
                <draw:g>
                  <svg:desc>'rainflux=0.05'.J1:'rainflux=0.05'.J1</svg:desc>
                </draw:g>
              </table:table-cell>
              <table:table-cell office:value-type="string">
                <text:p>Perm = 0.5</text:p>
                <draw:g>
                  <svg:desc>'rainflux=0.05'.K1:'rainflux=0.05'.K1</svg:desc>
                </draw:g>
              </table:table-cell>
              <table:table-cell office:value-type="string">
                <text:p>Perm = 1</text:p>
                <draw:g>
                  <svg:desc>'rainflux=0.05'.L1:'rainflux=0.05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ainflux=0.05'.B2:'rainflux=0.05'.B20</svg:desc>
                </draw:g>
              </table:table-cell>
              <table:table-cell office:value-type="float" office:value="0">
                <text:p>0</text:p>
                <draw:g>
                  <svg:desc>'rainflux=0.05'.C2:'rainflux=0.05'.C20</svg:desc>
                </draw:g>
              </table:table-cell>
              <table:table-cell office:value-type="float" office:value="0">
                <text:p>0</text:p>
                <draw:g>
                  <svg:desc>'rainflux=0.05'.D2:'rainflux=0.05'.D20</svg:desc>
                </draw:g>
              </table:table-cell>
              <table:table-cell office:value-type="float" office:value="0">
                <text:p>0</text:p>
                <draw:g>
                  <svg:desc>'rainflux=0.05'.E2:'rainflux=0.05'.E20</svg:desc>
                </draw:g>
              </table:table-cell>
              <table:table-cell office:value-type="float" office:value="0">
                <text:p>0</text:p>
                <draw:g>
                  <svg:desc>'rainflux=0.05'.F2:'rainflux=0.05'.F20</svg:desc>
                </draw:g>
              </table:table-cell>
              <table:table-cell office:value-type="float" office:value="0">
                <text:p>0</text:p>
                <draw:g>
                  <svg:desc>'rainflux=0.05'.G2:'rainflux=0.05'.G20</svg:desc>
                </draw:g>
              </table:table-cell>
              <table:table-cell office:value-type="float" office:value="0">
                <text:p>0</text:p>
                <draw:g>
                  <svg:desc>'rainflux=0.05'.H2:'rainflux=0.05'.H20</svg:desc>
                </draw:g>
              </table:table-cell>
              <table:table-cell office:value-type="float" office:value="0">
                <text:p>0</text:p>
                <draw:g>
                  <svg:desc>'rainflux=0.05'.I2:'rainflux=0.05'.I20</svg:desc>
                </draw:g>
              </table:table-cell>
              <table:table-cell office:value-type="float" office:value="NaN">
                <text:p>NaN</text:p>
                <draw:g>
                  <svg:desc>'rainflux=0.05'.J2:'rainflux=0.05'.J20</svg:desc>
                </draw:g>
              </table:table-cell>
              <table:table-cell office:value-type="float" office:value="NaN">
                <text:p>NaN</text:p>
                <draw:g>
                  <svg:desc>'rainflux=0.05'.K2:'rainflux=0.05'.K20</svg:desc>
                </draw:g>
              </table:table-cell>
              <table:table-cell office:value-type="float" office:value="NaN">
                <text:p>NaN</text:p>
                <draw:g>
                  <svg:desc>'rainflux=0.05'.L2:'rainflux=0.05'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.103715568413">
                <text:p>103.103715568413</text:p>
              </table:table-cell>
              <table:table-cell office:value-type="float" office:value="97.027805135564">
                <text:p>97.027805135564</text:p>
              </table:table-cell>
              <table:table-cell office:value-type="float" office:value="80.4233230720936">
                <text:p>80.4233230720936</text:p>
              </table:table-cell>
              <table:table-cell office:value-type="float" office:value="69.9005710310223">
                <text:p>69.9005710310223</text:p>
              </table:table-cell>
              <table:table-cell office:value-type="float" office:value="63.255164791784">
                <text:p>63.255164791784</text:p>
              </table:table-cell>
              <table:table-cell office:value-type="float" office:value="33.8001520404271">
                <text:p>33.8001520404271</text:p>
              </table:table-cell>
              <table:table-cell office:value-type="float" office:value="19.1015632976042">
                <text:p>19.1015632976042</text:p>
              </table:table-cell>
              <table:table-cell office:value-type="float" office:value="18.7413395758102">
                <text:p>18.7413395758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064575951541">
                <text:p>349.064575951541</text:p>
              </table:table-cell>
              <table:table-cell office:value-type="float" office:value="332.816923803271">
                <text:p>332.816923803271</text:p>
              </table:table-cell>
              <table:table-cell office:value-type="float" office:value="285.645315273942">
                <text:p>285.645315273942</text:p>
              </table:table-cell>
              <table:table-cell office:value-type="float" office:value="253.941324431543">
                <text:p>253.941324431543</text:p>
              </table:table-cell>
              <table:table-cell office:value-type="float" office:value="233.392785993874">
                <text:p>233.392785993874</text:p>
              </table:table-cell>
              <table:table-cell office:value-type="float" office:value="204.252651821547">
                <text:p>204.252651821547</text:p>
              </table:table-cell>
              <table:table-cell office:value-type="float" office:value="201.292859368242">
                <text:p>201.292859368242</text:p>
              </table:table-cell>
              <table:table-cell office:value-type="float" office:value="201.221765124833">
                <text:p>201.221765124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6.681299951336">
                <text:p>306.681299951336</text:p>
              </table:table-cell>
              <table:table-cell office:value-type="float" office:value="286.72987634541">
                <text:p>286.72987634541</text:p>
              </table:table-cell>
              <table:table-cell office:value-type="float" office:value="227.019718154322">
                <text:p>227.019718154322</text:p>
              </table:table-cell>
              <table:table-cell office:value-type="float" office:value="186.49243560534">
                <text:p>186.49243560534</text:p>
              </table:table-cell>
              <table:table-cell office:value-type="float" office:value="182.796373681067">
                <text:p>182.796373681067</text:p>
              </table:table-cell>
              <table:table-cell office:value-type="float" office:value="181.252870979225">
                <text:p>181.252870979225</text:p>
              </table:table-cell>
              <table:table-cell office:value-type="float" office:value="182.323390218669">
                <text:p>182.323390218669</text:p>
              </table:table-cell>
              <table:table-cell office:value-type="float" office:value="182.355794543885">
                <text:p>182.3557945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.401163963031">
                <text:p>270.401163963031</text:p>
              </table:table-cell>
              <table:table-cell office:value-type="float" office:value="247.778285561352">
                <text:p>247.778285561352</text:p>
              </table:table-cell>
              <table:table-cell office:value-type="float" office:value="178.193266325976">
                <text:p>178.193266325976</text:p>
              </table:table-cell>
              <table:table-cell office:value-type="float" office:value="158.512198963641">
                <text:p>158.512198963641</text:p>
              </table:table-cell>
              <table:table-cell office:value-type="float" office:value="159.270524191307">
                <text:p>159.270524191307</text:p>
              </table:table-cell>
              <table:table-cell office:value-type="float" office:value="163.067627328494">
                <text:p>163.067627328494</text:p>
              </table:table-cell>
              <table:table-cell office:value-type="float" office:value="164.56319224985">
                <text:p>164.56319224985</text:p>
              </table:table-cell>
              <table:table-cell office:value-type="float" office:value="164.600934792968">
                <text:p>164.600934792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.421131138355">
                <text:p>241.421131138355</text:p>
              </table:table-cell>
              <table:table-cell office:value-type="float" office:value="216.601669332618">
                <text:p>216.601669332618</text:p>
              </table:table-cell>
              <table:table-cell office:value-type="float" office:value="142.536083585869">
                <text:p>142.536083585869</text:p>
              </table:table-cell>
              <table:table-cell office:value-type="float" office:value="141.409356155041">
                <text:p>141.409356155041</text:p>
              </table:table-cell>
              <table:table-cell office:value-type="float" office:value="143.315254270194">
                <text:p>143.315254270194</text:p>
              </table:table-cell>
              <table:table-cell office:value-type="float" office:value="147.805154000693">
                <text:p>147.805154000693</text:p>
              </table:table-cell>
              <table:table-cell office:value-type="float" office:value="149.150525326272">
                <text:p>149.150525326272</text:p>
              </table:table-cell>
              <table:table-cell office:value-type="float" office:value="149.183282975858">
                <text:p>149.183282975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8.966297661008">
                <text:p>218.966297661008</text:p>
              </table:table-cell>
              <table:table-cell office:value-type="float" office:value="192.144683614251">
                <text:p>192.144683614251</text:p>
              </table:table-cell>
              <table:table-cell office:value-type="float" office:value="124.94702274273">
                <text:p>124.94702274273</text:p>
              </table:table-cell>
              <table:table-cell office:value-type="float" office:value="129.154622025083">
                <text:p>129.154622025083</text:p>
              </table:table-cell>
              <table:table-cell office:value-type="float" office:value="131.16826814392">
                <text:p>131.16826814392</text:p>
              </table:table-cell>
              <table:table-cell office:value-type="float" office:value="135.214417415463">
                <text:p>135.214417415463</text:p>
              </table:table-cell>
              <table:table-cell office:value-type="float" office:value="136.332988785564">
                <text:p>136.332988785564</text:p>
              </table:table-cell>
              <table:table-cell office:value-type="float" office:value="136.360036156797">
                <text:p>136.36003615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.808544688192">
                <text:p>201.808544688192</text:p>
              </table:table-cell>
              <table:table-cell office:value-type="float" office:value="173.039040586392">
                <text:p>173.039040586392</text:p>
              </table:table-cell>
              <table:table-cell office:value-type="float" office:value="114.283188302404">
                <text:p>114.283188302404</text:p>
              </table:table-cell>
              <table:table-cell office:value-type="float" office:value="119.824530535594">
                <text:p>119.824530535594</text:p>
              </table:table-cell>
              <table:table-cell office:value-type="float" office:value="121.622860808412">
                <text:p>121.622860808412</text:p>
              </table:table-cell>
              <table:table-cell office:value-type="float" office:value="125.00730149268">
                <text:p>125.00730149268</text:p>
              </table:table-cell>
              <table:table-cell office:value-type="float" office:value="125.914006703556">
                <text:p>125.914006703556</text:p>
              </table:table-cell>
              <table:table-cell office:value-type="float" office:value="125.935922848169">
                <text:p>125.93592284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8.775919598129">
                <text:p>188.775919598129</text:p>
              </table:table-cell>
              <table:table-cell office:value-type="float" office:value="158.044622853729">
                <text:p>158.044622853729</text:p>
              </table:table-cell>
              <table:table-cell office:value-type="float" office:value="107.12800114722">
                <text:p>107.12800114722</text:p>
              </table:table-cell>
              <table:table-cell office:value-type="float" office:value="112.561457123525">
                <text:p>112.561457123525</text:p>
              </table:table-cell>
              <table:table-cell office:value-type="float" office:value="114.072535139975">
                <text:p>114.072535139975</text:p>
              </table:table-cell>
              <table:table-cell office:value-type="float" office:value="116.825668034503">
                <text:p>116.825668034503</text:p>
              </table:table-cell>
              <table:table-cell office:value-type="float" office:value="117.552182639359">
                <text:p>117.552182639359</text:p>
              </table:table-cell>
              <table:table-cell office:value-type="float" office:value="117.569767442367">
                <text:p>117.569767442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8.889449472422">
                <text:p>178.889449472422</text:p>
              </table:table-cell>
              <table:table-cell office:value-type="float" office:value="146.154768213849">
                <text:p>146.154768213849</text:p>
              </table:table-cell>
              <table:table-cell office:value-type="float" office:value="102.043575967087">
                <text:p>102.043575967087</text:p>
              </table:table-cell>
              <table:table-cell office:value-type="float" office:value="106.86568876346">
                <text:p>106.86568876346</text:p>
              </table:table-cell>
              <table:table-cell office:value-type="float" office:value="108.101758113896">
                <text:p>108.101758113896</text:p>
              </table:table-cell>
              <table:table-cell office:value-type="float" office:value="110.313212327167">
                <text:p>110.313212327167</text:p>
              </table:table-cell>
              <table:table-cell office:value-type="float" office:value="110.891595117605">
                <text:p>110.891595117605</text:p>
              </table:table-cell>
              <table:table-cell office:value-type="float" office:value="110.905625681893">
                <text:p>110.905625681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.371774113964">
                <text:p>171.371774113964</text:p>
              </table:table-cell>
              <table:table-cell office:value-type="float" office:value="136.590385823198">
                <text:p>136.590385823198</text:p>
              </table:table-cell>
              <table:table-cell office:value-type="float" office:value="98.3025772876438">
                <text:p>98.3025772876438</text:p>
              </table:table-cell>
              <table:table-cell office:value-type="float" office:value="102.38994247494">
                <text:p>102.38994247494</text:p>
              </table:table-cell>
              <table:table-cell office:value-type="float" office:value="103.387557917696">
                <text:p>103.387557917696</text:p>
              </table:table-cell>
              <table:table-cell office:value-type="float" office:value="105.151997183393">
                <text:p>105.151997183393</text:p>
              </table:table-cell>
              <table:table-cell office:value-type="float" office:value="105.610624417388">
                <text:p>105.610624417388</text:p>
              </table:table-cell>
              <table:table-cell office:value-type="float" office:value="105.621783236799">
                <text:p>105.621783236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5.618171463386">
                <text:p>165.618171463386</text:p>
              </table:table-cell>
              <table:table-cell office:value-type="float" office:value="128.761426488617">
                <text:p>128.761426488617</text:p>
              </table:table-cell>
              <table:table-cell office:value-type="float" office:value="95.4902413700547">
                <text:p>95.4902413700547</text:p>
              </table:table-cell>
              <table:table-cell office:value-type="float" office:value="98.8711733186068">
                <text:p>98.8711733186068</text:p>
              </table:table-cell>
              <table:table-cell office:value-type="float" office:value="99.670399839147">
                <text:p>99.670399839147</text:p>
              </table:table-cell>
              <table:table-cell office:value-type="float" office:value="101.072684965343">
                <text:p>101.072684965343</text:p>
              </table:table-cell>
              <table:table-cell office:value-type="float" office:value="101.435480947503">
                <text:p>101.435480947503</text:p>
              </table:table-cell>
              <table:table-cell office:value-type="float" office:value="101.444341874088">
                <text:p>101.44434187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.161815219408">
                <text:p>161.161815219408</text:p>
              </table:table-cell>
              <table:table-cell office:value-type="float" office:value="122.223821320972">
                <text:p>122.223821320972</text:p>
              </table:table-cell>
              <table:table-cell office:value-type="float" office:value="93.3453894172743">
                <text:p>93.3453894172743</text:p>
              </table:table-cell>
              <table:table-cell office:value-type="float" office:value="96.1029311027046">
                <text:p>96.1029311027046</text:p>
              </table:table-cell>
              <table:table-cell office:value-type="float" office:value="96.7405993055329">
                <text:p>96.7405993055329</text:p>
              </table:table-cell>
              <table:table-cell office:value-type="float" office:value="97.8528067908541">
                <text:p>97.8528067908541</text:p>
              </table:table-cell>
              <table:table-cell office:value-type="float" office:value="98.1395105960235">
                <text:p>98.1395105960235</text:p>
              </table:table-cell>
              <table:table-cell office:value-type="float" office:value="98.1465462585151">
                <text:p>98.146546258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.643172301646">
                <text:p>157.643172301646</text:p>
              </table:table-cell>
              <table:table-cell office:value-type="float" office:value="116.642827356728">
                <text:p>116.642827356728</text:p>
              </table:table-cell>
              <table:table-cell office:value-type="float" office:value="91.6899733344897">
                <text:p>91.6899733344897</text:p>
              </table:table-cell>
              <table:table-cell office:value-type="float" office:value="93.9208152512403">
                <text:p>93.9208152512403</text:p>
              </table:table-cell>
              <table:table-cell office:value-type="float" office:value="94.4287646087559">
                <text:p>94.4287646087559</text:p>
              </table:table-cell>
              <table:table-cell office:value-type="float" office:value="95.3107944055829">
                <text:p>95.3107944055829</text:p>
              </table:table-cell>
              <table:table-cell office:value-type="float" office:value="95.5375310563194">
                <text:p>95.5375310563194</text:p>
              </table:table-cell>
              <table:table-cell office:value-type="float" office:value="95.5431269870261">
                <text:p>95.543126987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.78558794973">
                <text:p>154.78558794973</text:p>
              </table:table-cell>
              <table:table-cell office:value-type="float" office:value="111.765186970527">
                <text:p>111.765186970527</text:p>
              </table:table-cell>
              <table:table-cell office:value-type="float" office:value="90.3953881450025">
                <text:p>90.3953881450025</text:p>
              </table:table-cell>
              <table:table-cell office:value-type="float" office:value="92.1930103672932">
                <text:p>92.1930103672932</text:p>
              </table:table-cell>
              <table:table-cell office:value-type="float" office:value="92.5980547360026">
                <text:p>92.5980547360026</text:p>
              </table:table-cell>
              <table:table-cell office:value-type="float" office:value="93.2992098902075">
                <text:p>93.2992098902075</text:p>
              </table:table-cell>
              <table:table-cell office:value-type="float" office:value="93.4790972151602">
                <text:p>93.4790972151602</text:p>
              </table:table-cell>
              <table:table-cell office:value-type="float" office:value="93.4835666629029">
                <text:p>93.4835666629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.376549264121">
                <text:p>152.376549264121</text:p>
              </table:table-cell>
              <table:table-cell office:value-type="float" office:value="107.399079713353">
                <text:p>107.399079713353</text:p>
              </table:table-cell>
              <table:table-cell office:value-type="float" office:value="89.3650325397433">
                <text:p>89.3650325397433</text:p>
              </table:table-cell>
              <table:table-cell office:value-type="float" office:value="90.8133974759846">
                <text:p>90.8133974759846</text:p>
              </table:table-cell>
              <table:table-cell office:value-type="float" office:value="91.1378355859909">
                <text:p>91.1378355859909</text:p>
              </table:table-cell>
              <table:table-cell office:value-type="float" office:value="91.6985142898621">
                <text:p>91.6985142898621</text:p>
              </table:table-cell>
              <table:table-cell office:value-type="float" office:value="91.8422094444972">
                <text:p>91.8422094444972</text:p>
              </table:table-cell>
              <table:table-cell office:value-type="float" office:value="91.8458066470041">
                <text:p>91.8458066470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.253493842569">
                <text:p>150.253493842569</text:p>
              </table:table-cell>
              <table:table-cell office:value-type="float" office:value="103.399580074136">
                <text:p>103.399580074136</text:p>
              </table:table-cell>
              <table:table-cell office:value-type="float" office:value="88.5244919673138">
                <text:p>88.5244919673138</text:p>
              </table:table-cell>
              <table:table-cell office:value-type="float" office:value="89.6963118824815">
                <text:p>89.6963118824815</text:p>
              </table:table-cell>
              <table:table-cell office:value-type="float" office:value="89.958559219134">
                <text:p>89.958559219134</text:p>
              </table:table-cell>
              <table:table-cell office:value-type="float" office:value="90.4117847103447">
                <text:p>90.4117847103447</text:p>
              </table:table-cell>
              <table:table-cell office:value-type="float" office:value="90.5279441559608">
                <text:p>90.5279441559608</text:p>
              </table:table-cell>
              <table:table-cell office:value-type="float" office:value="90.5308754715343">
                <text:p>90.530875471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8.293057530654">
                <text:p>148.293057530654</text:p>
              </table:table-cell>
              <table:table-cell office:value-type="float" office:value="99.6580760824532">
                <text:p>99.6580760824532</text:p>
              </table:table-cell>
              <table:table-cell office:value-type="float" office:value="87.8155512708521">
                <text:p>87.8155512708521</text:p>
              </table:table-cell>
              <table:table-cell office:value-type="float" office:value="88.7724913271829">
                <text:p>88.7724913271829</text:p>
              </table:table-cell>
              <table:table-cell office:value-type="float" office:value="88.9876853669685">
                <text:p>88.9876853669685</text:p>
              </table:table-cell>
              <table:table-cell office:value-type="float" office:value="89.3604048275475">
                <text:p>89.3604048275475</text:p>
              </table:table-cell>
              <table:table-cell office:value-type="float" office:value="89.4560592216301">
                <text:p>89.4560592216301</text:p>
              </table:table-cell>
              <table:table-cell office:value-type="float" office:value="89.4584921744889">
                <text:p>89.4584921744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